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6d2b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154e1" officeooo:paragraph-rsid="000154e1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officeooo:rsid="000154e1" officeooo:paragraph-rsid="000154e1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normal" officeooo:rsid="00031592" officeooo:paragraph-rsid="00031592" style:font-size-asian="14pt" style:font-weight-asian="normal" style:font-size-complex="16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fo:font-weight="normal" officeooo:rsid="00031592" officeooo:paragraph-rsid="00031592" style:font-size-asian="14pt" style:font-weight-asian="normal" style:font-size-complex="16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6pt" fo:font-weight="normal" officeooo:rsid="0004b35f" officeooo:paragraph-rsid="0004b35f" style:font-size-asian="14pt" style:font-weight-asian="normal" style:font-size-complex="16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6pt" fo:font-weight="normal" officeooo:rsid="0004b35f" officeooo:paragraph-rsid="00062726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04b35f" officeooo:paragraph-rsid="0004b35f" style:font-size-asian="14pt" style:font-weight-asian="normal" style:font-size-complex="16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6pt" fo:font-weight="normal" officeooo:rsid="00062726" officeooo:paragraph-rsid="00062726" style:font-size-asian="14pt" style:font-weight-asian="normal" style:font-size-complex="16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6pt" fo:font-weight="normal" officeooo:rsid="00062ad9" officeooo:paragraph-rsid="00062ad9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062ad9" officeooo:paragraph-rsid="00062ad9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6pt" fo:font-weight="normal" officeooo:rsid="00062ad9" officeooo:paragraph-rsid="00062ad9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6pt" fo:font-weight="normal" officeooo:rsid="0006d2bd" officeooo:paragraph-rsid="0006d2bd" style:font-size-asian="14pt" style:font-weight-asian="normal" style:font-size-complex="16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6pt" fo:font-weight="normal" officeooo:rsid="0006d2bd" officeooo:paragraph-rsid="0006d2bd" style:font-size-asian="14pt" style:font-weight-asian="normal" style:font-size-complex="16pt" style:font-weight-complex="normal"/>
    </style:style>
    <style:style style:name="P15" style:family="paragraph" style:parent-style-name="Standard" style:list-style-name="L10">
      <style:paragraph-properties fo:text-align="start" style:justify-single-word="false"/>
      <style:text-properties fo:font-size="16pt" fo:font-weight="normal" officeooo:rsid="0006d2bd" officeooo:paragraph-rsid="0006d2bd" style:font-size-asian="14pt" style:font-weight-asian="normal" style:font-size-complex="16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6pt" fo:font-weight="normal" officeooo:rsid="0008ba0a" officeooo:paragraph-rsid="0008ba0a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08ba0a" officeooo:paragraph-rsid="0008ba0a" style:font-size-asian="14pt" style:font-weight-asian="normal" style:font-size-complex="16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fo:font-size="16pt" fo:font-weight="normal" officeooo:rsid="0008ba0a" officeooo:paragraph-rsid="0008ba0a" style:font-size-asian="14pt" style:font-weight-asian="normal" style:font-size-complex="16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6pt" fo:font-weight="normal" officeooo:rsid="0008ba0a" officeooo:paragraph-rsid="0008ba0a" style:font-size-asian="14pt" style:font-weight-asian="normal" style:font-size-complex="16pt" style:font-weight-complex="normal"/>
    </style:style>
    <style:style style:name="P20" style:family="paragraph" style:parent-style-name="Standard" style:list-style-name="L10">
      <style:paragraph-properties fo:text-align="start" style:justify-single-word="false"/>
      <style:text-properties fo:font-size="16pt" fo:font-weight="normal" officeooo:rsid="0008ba0a" officeooo:paragraph-rsid="0008ba0a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6pt" fo:font-weight="normal" officeooo:rsid="0008ba0a" officeooo:paragraph-rsid="0008ba0a" style:font-size-asian="14pt" style:font-weight-asian="normal" style:font-size-complex="16pt" style:font-weight-complex="normal"/>
    </style:style>
    <style:style style:name="P22" style:family="paragraph" style:parent-style-name="Standard" style:list-style-name="L10">
      <style:paragraph-properties fo:text-align="start" style:justify-single-word="false"/>
      <style:text-properties fo:font-size="16pt" fo:font-weight="normal" officeooo:rsid="0009f592" officeooo:paragraph-rsid="0009f592" style:font-size-asian="14pt" style:font-weight-asian="normal" style:font-size-complex="16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6pt" fo:font-weight="normal" officeooo:rsid="0009f592" officeooo:paragraph-rsid="0009f592" style:font-size-asian="14pt" style:font-weight-asian="normal" style:font-size-complex="16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6pt" fo:font-weight="normal" officeooo:rsid="000bcac8" officeooo:paragraph-rsid="000bcac8" style:font-size-asian="14pt" style:font-weight-asian="normal" style:font-size-complex="16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6pt" fo:font-weight="normal" officeooo:rsid="000e5a7d" officeooo:paragraph-rsid="000e5a7d" style:font-size-asian="14pt" style:font-weight-asian="normal" style:font-size-complex="16pt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officeooo:paragraph-rsid="0009f592"/>
    </style:style>
    <style:style style:name="P27" style:family="paragraph" style:parent-style-name="Standard" style:list-style-name="L10">
      <style:paragraph-properties fo:text-align="start" style:justify-single-word="false"/>
      <style:text-properties officeooo:paragraph-rsid="0009f592"/>
    </style:style>
    <style:style style:name="P28" style:family="paragraph" style:parent-style-name="Standard" style:list-style-name="L10">
      <style:paragraph-properties fo:text-align="start" style:justify-single-word="false"/>
      <style:text-properties officeooo:rsid="0009f592" officeooo:paragraph-rsid="0009f592"/>
    </style:style>
    <style:style style:name="P29" style:family="paragraph" style:parent-style-name="Standard" style:list-style-name="L10">
      <style:paragraph-properties fo:text-align="start" style:justify-single-word="false"/>
      <style:text-properties officeooo:rsid="000b70a9" officeooo:paragraph-rsid="000b70a9"/>
    </style:style>
    <style:style style:name="P30" style:family="paragraph" style:parent-style-name="Standard" style:list-style-name="L10">
      <style:paragraph-properties fo:text-align="start" style:justify-single-word="false"/>
      <style:text-properties officeooo:rsid="000bcac8" officeooo:paragraph-rsid="000bcac8"/>
    </style:style>
    <style:style style:name="P31" style:family="paragraph" style:parent-style-name="Standard" style:list-style-name="L10">
      <style:paragraph-properties fo:text-align="start" style:justify-single-word="false"/>
      <style:text-properties officeooo:rsid="000d2bdc" officeooo:paragraph-rsid="000d2bdc"/>
    </style:style>
    <style:style style:name="T1" style:family="text">
      <style:text-properties officeooo:rsid="00062726"/>
    </style:style>
    <style:style style:name="T2" style:family="text">
      <style:text-properties fo:font-size="16pt" fo:font-weight="normal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06d2bd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09f592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0b70a9" style:font-size-asian="14pt" style:font-weight-asian="normal" style:font-size-complex="16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ación de Videojuegos 3: Actividad n°5</text:p>
      <text:p text:style-name="P2"/>
      <text:p text:style-name="P3">Patricio Vercesi</text:p>
      <text:p text:style-name="P3"/>
      <text:p text:style-name="P3">Documento de Diseño de Juego</text:p>
      <text:p text:style-name="P3"/>
      <text:p text:style-name="P13">Cambios importantes:</text:p>
      <text:list xml:id="list2726445939" text:style-name="L10">
        <text:list-item>
          <text:p text:style-name="P15">Revivir/ sanar</text:p>
        </text:list-item>
        <text:list-item>
          <text:p text:style-name="P20">Self-harm</text:p>
        </text:list-item>
        <text:list-item>
          <text:p text:style-name="P20">Tuberías por las paredes con más salidas</text:p>
        </text:list-item>
        <text:list-item>
          <text:p text:style-name="P20">Electrocutas tuberías (?</text:p>
        </text:list-item>
        <text:list-item>
          <text:p text:style-name="P22">Tasks no te hacen ganar, sino te mantienen con vida y en direccion a una condicion de victoria</text:p>
        </text:list-item>
        <text:list-item>
          <text:p text:style-name="P20">Tasks grupales</text:p>
        </text:list-item>
        <text:list-item>
          <text:p text:style-name="P20">Impostores pueden hacer tasks grupales</text:p>
        </text:list-item>
        <text:list-item>
          <text:p text:style-name="P27"><text:span text:style-name="T4">Armas desbloq?</text:span></text:p>
        </text:list-item>
        <text:list-item>
          <text:p text:style-name="P29"><text:span text:style-name="T4">D</text:span><text:span text:style-name="T2">iferentes objetivos por mapa (recolectar wea q cura el covid, labs de alimentacion y proteccion del mismo (bicho q lo tien), y llegada a casa )</text:span></text:p>
        </text:list-item>
        <text:list-item>
          <text:p text:style-name="P28"><text:span text:style-name="T2">Empate si la tercer especie escapa y los mata a todos, </text:span><text:span text:style-name="T5">pero los impostores se pueden defender y ganar con eso (?</text:span></text:p>
        </text:list-item>
        <text:list-item>
          <text:p text:style-name="P30"><text:span text:style-name="T5">N</text:span><text:span text:style-name="T2">o me pinta q haya tasks activables y no por fuera de quizas alguna por daltonismo (? xq sino son re pillados los impostores al menos q tengan las weas marcadas también</text:span></text:p>
        </text:list-item>
        <text:list-item>
          <text:p text:style-name="P31"><text:span text:style-name="T2">Modo velocidad posta que se activa automaticamente en cañerias y delata en tierra firme xq muestra su verdadera forma</text:span></text:p>
        </text:list-item>
        <text:list-item>
          <text:p text:style-name="P31"><text:span text:style-name="T2">Trampas para solo impostores que activa alarma pero se puede escapar de ellas y/o atacar desde ellas en un rango, la crew se tiene que acercar a verlo pero no tan cerca xq pueden morir</text:span></text:p>
        </text:list-item>
        <text:list-item>
          <text:p text:style-name="P31"><text:span text:style-name="T2">Cámaras muestran su cono cuando la estan viendo y cuando no quizas tambien. O no cams at all. Historial de cams? Clav</text:span></text:p>
        </text:list-item>
        <text:list-item>
          <text:p text:style-name="P31"><text:span text:style-name="T2">Rastro de sangre desp de muerte y/o trampa</text:span></text:p>
        </text:list-item>
      </text:list>
      <text:p text:style-name="P3"/>
      <text:p text:style-name="P12">Zonas:</text:p>
      <text:list xml:id="list2717045008" text:style-name="L7">
        <text:list-item>
          <text:p text:style-name="P26"><text:span text:style-name="T4">Navegacion: direccion donde se va. Planeta: personas, estrella: impostor, Dark Hole: realentizar.</text:span></text:p>
        </text:list-item>
      </text:list>
      <text:list xml:id="list1771837353" text:style-name="L2">
        <text:list-item>
          <text:p text:style-name="P16">Medicina: curar</text:p>
        </text:list-item>
        <text:list-item>
          <text:p text:style-name="P16"><text:soft-page-break/>Servidores</text:p>
        </text:list-item>
      </text:list>
      <text:p text:style-name="P17"/>
      <text:p text:style-name="P21">Roles:</text:p>
      <text:list xml:id="list2210546564" text:style-name="L5">
        <text:list-item>
          <text:p text:style-name="P18">Bufon</text:p>
        </text:list-item>
        <text:list-item>
          <text:p text:style-name="P18">Médico</text:p>
        </text:list-item>
      </text:list>
      <text:p text:style-name="P11"/>
      <text:p text:style-name="P1"><text:span text:style-name="T3">Sabotajes:</text:span></text:p>
      <text:list xml:id="list174099751" text:style-name="L3">
        <text:list-item>
          <text:p text:style-name="P14">Cambiar código</text:p>
        </text:list-item>
        <text:list-item>
          <text:p text:style-name="P14">Cambiar valores de O2 o temperatura</text:p>
        </text:list-item>
        <text:list-item>
          <text:p text:style-name="P14">Cámaras?</text:p>
        </text:list-item>
        <text:list-item>
          <text:p text:style-name="P14">Arma?</text:p>
        </text:list-item>
        <text:list-item>
          <text:p text:style-name="P14">Dirigir al Sol</text:p>
        </text:list-item>
        <text:list-item>
          <text:p text:style-name="P23">Aumentar microondas</text:p>
        </text:list-item>
      </text:list>
      <text:p text:style-name="P3"/>
      <text:p text:style-name="P4">Minijuegos:</text:p>
      <text:list xml:id="list1096245606" text:style-name="L1">
        <text:list-item>
          <text:p text:style-name="P5">Cables pero R, G, B de un lado y C, Y o C, M o Y, M del otro</text:p>
        </text:list-item>
        <text:list-item>
          <text:p text:style-name="P5">Math</text:p>
        </text:list-item>
        <text:list-item>
          <text:p text:style-name="P5">Alf y Alien xd</text:p>
        </text:list-item>
        <text:list-item>
          <text:p text:style-name="P6">Captcha</text:p>
        </text:list-item>
        <text:list-item>
          <text:p text:style-name="P6">Firmar change.org ndeea</text:p>
        </text:list-item>
        <text:list-item>
          <text:p text:style-name="P7">Encontrar algo en la oscurid<text:span text:style-name="T1">a</text:span>d</text:p>
        </text:list-item>
        <text:list-item>
          <text:p text:style-name="P9">Tarjeta complicada del cashero 2 tipos (? rapidez o codigo</text:p>
        </text:list-item>
        <text:list-item>
          <text:p text:style-name="P9">Puzzle</text:p>
        </text:list-item>
        <text:list-item>
          <text:p text:style-name="P9">Maquinita que agarra muñecos</text:p>
        </text:list-item>
        <text:list-item>
          <text:p text:style-name="P9">Little Inferno</text:p>
        </text:list-item>
        <text:list-item>
          <text:p text:style-name="P9">USBs manual o automatico la segunda vez q lo pones bien</text:p>
        </text:list-item>
        <text:list-item>
          <text:p text:style-name="P9">Codigo que tenes que encontrar en la nave o ver en una PC</text:p>
        </text:list-item>
        <text:list-item>
          <text:p text:style-name="P10">Witness: pasar por los puntitos</text:p>
        </text:list-item>
        <text:list-item>
          <text:p text:style-name="P19">Cocinar (poner bien ingredientes en licuadora (?)</text:p>
        </text:list-item>
        <text:list-item>
          <text:p text:style-name="P19">Poner en el micro</text:p>
        </text:list-item>
        <text:list-item>
          <text:p text:style-name="P19">Sacarlo y darselo a mascotas aliens en pecera (?</text:p>
        </text:list-item>
        <text:list-item>
          <text:p text:style-name="P19">Llaves y cerraduras complejas (?</text:p>
        </text:list-item>
        <text:list-item>
          <text:p text:style-name="P24">Type (digitalizar notas/ codigo)</text:p>
        </text:list-item>
        <text:list-item>
          <text:p text:style-name="P24">Decidir como reciclar y qué</text:p>
        </text:list-item>
        <text:list-item>
          <text:p text:style-name="P25">Girar tubos/ cañerías a lo Bioshock</text:p>
        </text:list-item>
      </text:list>
      <text:p text:style-name="P8"/>
      <text:list xml:id="list170353735348008" text:continue-numbering="true" text:style-name="L1">
        <text:list-item>
          <text:p text:style-name="P6"><text:soft-page-break/>Mis notas, notas y notas</text:p>
        </text:list-item>
        <text:list-item>
          <text:p text:style-name="P6">Wario game?</text:p>
        </text:list-item>
        <text:list-item>
          <text:p text:style-name="P6">Flash games</text:p>
        </text:list-item>
        <text:list-item>
          <text:p text:style-name="P6">Retro games</text:p>
        </text:list-item>
        <text:list-item>
          <text:p text:style-name="P6">All genres</text:p>
        </text:list-item>
        <text:list-item>
          <text:p text:style-name="P6">Mobile dumb games</text:p>
        </text:list-item>
        <text:list-item>
          <text:p text:style-name="P6">Wally (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9-20T17:03:52.330000000</dc:date>
    <meta:editing-duration>PT1M16S</meta:editing-duration>
    <meta:editing-cycles>1</meta:editing-cycles>
    <meta:document-statistic meta:table-count="0" meta:image-count="0" meta:object-count="0" meta:page-count="3" meta:paragraph-count="61" meta:word-count="445" meta:character-count="2272" meta:non-whitespace-character-count="1941"/>
  </office:meta>
</office:document-meta>
</file>